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Exception.ScriptException( String message , String fileName , int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Exception.Scrip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Exception.ScriptException( String message , String fileName , int lineNumber , int colum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Exception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eption.getMessa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riptException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eption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riptException.Script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